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ón y Personalización del Módulo de Sitio Web en Odoo</text:span></text:h>
      <text:h text:style-name="Heading_20_4" text:outline-level="4"><text:span text:style-name="Strong_20_Emphasis">1. Personalizar Bloques en el Sitio Web</text:span>:</text:h>
      <text:list text:style-name="L1">
        <text:list-item>
          <text:p text:style-name="P2"><text:span text:style-name="Strong_20_Emphasis">Editar la Página Web</text:span>:</text:p>
          <text:list>
            <text:list-item>
              <text:p text:style-name="P2">Ve al módulo <text:span text:style-name="Strong_20_Emphasis">Sitio Web</text:span> y selecciona la opción <text:span text:style-name="Strong_20_Emphasis">Editar</text:span>.</text:p>
            </text:list-item>
            <text:list-item>
              <text:p text:style-name="P2">Puedes:</text:p>
              <text:list>
                <text:list-item>
                  <text:p text:style-name="P2"><text:span text:style-name="Strong_20_Emphasis">Replicar imágenes</text:span> para crear copias de elementos visuales.</text:p>
                </text:list-item>
                <text:list-item>
                  <text:p text:style-name="P2"><text:span text:style-name="Strong_20_Emphasis">Agregar URL a imágenes</text:span> para enlazarlas a otras páginas.</text:p>
                </text:list-item>
              </text:list>
            </text:list-item>
            <text:list-item>
              <text:p text:style-name="P1">Realiza las personalizaciones necesarias y haz clic en <text:span text:style-name="Strong_20_Emphasis">Guardar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Crear Productos Exclusivos para la Web</text:span>:</text:h>
      <text:list text:style-name="L2">
        <text:list-item>
          <text:p text:style-name="P4"><text:span text:style-name="Strong_20_Emphasis">Acceder a la Tienda</text:span>:</text:p>
          <text:list>
            <text:list-item>
              <text:p text:style-name="P4">Ve a <text:span text:style-name="Strong_20_Emphasis">Sitio Web</text:span> &gt; <text:span text:style-name="Strong_20_Emphasis">Tienda</text:span>.</text:p>
            </text:list-item>
          </text:list>
        </text:list-item>
        <text:list-item>
          <text:p text:style-name="P4"><text:span text:style-name="Strong_20_Emphasis">Crear Productos</text:span>:</text:p>
          <text:list>
            <text:list-item>
              <text:p text:style-name="P3">Crea productos y asegúrate de que estén configurados para ser visibles únicamente en el sitio web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Configurar Métodos de Pago</text:span>:</text:h>
      <text:list text:style-name="L3">
        <text:list-item>
          <text:p text:style-name="P6"><text:span text:style-name="Strong_20_Emphasis">Acceder a la Configuración de Métodos de Pago</text:span>:</text:p>
          <text:list>
            <text:list-item>
              <text:p text:style-name="P6">Ve a <text:span text:style-name="Strong_20_Emphasis">Facturación</text:span> &gt; <text:span text:style-name="Strong_20_Emphasis">Configuración</text:span> &gt; <text:span text:style-name="Strong_20_Emphasis">Comercio Electrónico</text:span> &gt; <text:span text:style-name="Strong_20_Emphasis">Proveedores de Pago</text:span>.</text:p>
            </text:list-item>
          </text:list>
        </text:list-item>
        <text:list-item>
          <text:p text:style-name="P6"><text:span text:style-name="Strong_20_Emphasis">Activar Métodos de Pago</text:span>:</text:p>
          <text:list>
            <text:list-item>
              <text:p text:style-name="P6">Activa los métodos deseados, como:</text:p>
              <text:list>
                <text:list-item>
                  <text:p text:style-name="P6"><text:span text:style-name="Strong_20_Emphasis">Demostración</text:span>.</text:p>
                </text:list-item>
                <text:list-item>
                  <text:p text:style-name="P6"><text:span text:style-name="Strong_20_Emphasis">Transferencia bancaria</text:span>.</text:p>
                </text:list-item>
              </text:list>
            </text:list-item>
          </text:list>
        </text:list-item>
        <text:list-item>
          <text:p text:style-name="P6"><text:span text:style-name="Strong_20_Emphasis">Configurar Transferencia Bancaria</text:span>:</text:p>
          <text:list>
            <text:list-item>
              <text:p text:style-name="P6">En <text:span text:style-name="Strong_20_Emphasis">Transferencia bancaria</text:span>, selecciona:</text:p>
              <text:list>
                <text:list-item>
                  <text:p text:style-name="P6"><text:span text:style-name="Strong_20_Emphasis">Estado</text:span>: Modo de prueba.</text:p>
                </text:list-item>
                <text:list-item>
                  <text:p text:style-name="P6"><text:span text:style-name="Strong_20_Emphasis">Mensaje</text:span>: Ingresa una cuenta bancaria ficticia (ejemplo: <text:span text:style-name="Source_20_Text">XXXXXXXXXX</text:span>).</text:p>
                </text:list-item>
              </text:list>
            </text:list-item>
            <text:list-item>
              <text:p text:style-name="P6">En la sección <text:span text:style-name="Strong_20_Emphasis">Disponibilidad</text:span>, configura:</text:p>
              <text:list>
                <text:list-item>
                  <text:p text:style-name="P6"><text:span text:style-name="Strong_20_Emphasis">Importe Máximo</text:span>: 0.</text:p>
                </text:list-item>
                <text:list-item>
                  <text:p text:style-name="P6"><text:span text:style-name="Strong_20_Emphasis">Moneda</text:span>: Selecciona la moneda deseada.</text:p>
                </text:list-item>
                <text:list-item>
                  <text:p text:style-name="P6"><text:span text:style-name="Strong_20_Emphasis">Países</text:span>: Especifica los países aplicables.</text:p>
                </text:list-item>
              </text:list>
            </text:list-item>
            <text:list-item>
              <text:p text:style-name="P5">Guarda los cambios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Gestionar Clientes</text:span>:</text:h>
      <text:list text:style-name="L4">
        <text:list-item>
          <text:p text:style-name="P8"><text:span text:style-name="Strong_20_Emphasis">Crear un Nuevo Cliente</text:span>:</text:p>
          <text:list>
            <text:list-item>
              <text:p text:style-name="P8">Ve a <text:span text:style-name="Strong_20_Emphasis">Sitio Web</text:span> &gt; <text:span text:style-name="Strong_20_Emphasis">Comercio Electrónico</text:span> &gt; <text:span text:style-name="Strong_20_Emphasis">Clientes</text:span> &gt; <text:span text:style-name="Strong_20_Emphasis">Nuevo</text:span>.</text:p>
            </text:list-item>
            <text:list-item>
              <text:p text:style-name="P8">Completa los campos:</text:p>
              <text:list>
                <text:list-item>
                  <text:p text:style-name="P8">Nombre.</text:p>
                </text:list-item>
                <text:list-item>
                  <text:p text:style-name="P8">Dirección (calle, ciudad, país, código postal).</text:p>
                </text:list-item>
                <text:list-item>
                  <text:p text:style-name="P8"><text:soft-page-break/>Teléfono.</text:p>
                </text:list-item>
                <text:list-item>
                  <text:p text:style-name="P8">Correo electrónico.</text:p>
                </text:list-item>
              </text:list>
            </text:list-item>
            <text:list-item>
              <text:p text:style-name="P8">Haz clic en <text:span text:style-name="Strong_20_Emphasis">Guardar</text:span>.</text:p>
            </text:list-item>
          </text:list>
        </text:list-item>
        <text:list-item>
          <text:p text:style-name="P8"><text:span text:style-name="Strong_20_Emphasis">Otorgar Acceso al Portal</text:span>:</text:p>
          <text:list>
            <text:list-item>
              <text:p text:style-name="P8">Desde el perfil del cliente, haz clic en el engranaje y selecciona <text:span text:style-name="Strong_20_Emphasis">Otorgar Acceso al Portal</text:span>.</text:p>
            </text:list-item>
            <text:list-item>
              <text:p text:style-name="P7">Haz clic en <text:span text:style-name="Strong_20_Emphasis">Otorgar Acceso</text:span> en la ventana emergente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Publicar Productos en la Tienda</text:span>:</text:h>
      <text:list text:style-name="L5">
        <text:list-item>
          <text:p text:style-name="P10">Ve a <text:span text:style-name="Strong_20_Emphasis">Sitio Web</text:span> &gt; <text:span text:style-name="Strong_20_Emphasis">Productos</text:span>.</text:p>
        </text:list-item>
        <text:list-item>
          <text:p text:style-name="P10">Selecciona los productos que deseas publicar.</text:p>
        </text:list-item>
        <text:list-item>
          <text:p text:style-name="P9">Marca la casilla para habilitar su publicación y guarda los cambios.</text:p>
        </text:list-item>
      </text:list>
      <text:p text:style-name="Horizontal_20_Line"/>
      <text:h text:style-name="Heading_20_4" text:outline-level="4"><text:span text:style-name="Strong_20_Emphasis">6. Realizar Compras como Cliente</text:span>:</text:h>
      <text:list text:style-name="L6">
        <text:list-item>
          <text:p text:style-name="P12"><text:span text:style-name="Strong_20_Emphasis">Iniciar Sesión como Cliente</text:span>:</text:p>
          <text:list>
            <text:list-item>
              <text:p text:style-name="P12">Cierra sesión como administrador e inicia sesión con el cliente creado.</text:p>
            </text:list-item>
          </text:list>
        </text:list-item>
        <text:list-item>
          <text:p text:style-name="P12"><text:span text:style-name="Strong_20_Emphasis">Realizar una Compra</text:span>:</text:p>
          <text:list>
            <text:list-item>
              <text:p text:style-name="P12">Accede a la tienda y selecciona productos.</text:p>
            </text:list-item>
            <text:list-item>
              <text:p text:style-name="P12">Agrégalos al carrito y finaliza la compra.</text:p>
            </text:list-item>
            <text:list-item>
              <text:p text:style-name="P12">Completa los campos faltantes si el sistema lo solicita.</text:p>
            </text:list-item>
            <text:list-item>
              <text:p text:style-name="P12">Selecciona:</text:p>
              <text:list>
                <text:list-item>
                  <text:p text:style-name="P12"><text:span text:style-name="Strong_20_Emphasis">Entrega Estándar</text:span> (gratis).</text:p>
                </text:list-item>
                <text:list-item>
                  <text:p text:style-name="P12"><text:span text:style-name="Strong_20_Emphasis">Demostración</text:span> como método de pago.</text:p>
                </text:list-item>
              </text:list>
            </text:list-item>
            <text:list-item>
              <text:p text:style-name="P11">Confirma la compra.</text:p>
            </text:list-item>
          </text:list>
        </text:list-item>
      </text:list>
      <text:p text:style-name="Horizontal_20_Line"/>
      <text:h text:style-name="Heading_20_4" text:outline-level="4"><text:span text:style-name="Strong_20_Emphasis">7. Configurar Métodos de Envío</text:span>:</text:h>
      <text:list text:style-name="L7">
        <text:list-item>
          <text:p text:style-name="P14"><text:span text:style-name="Strong_20_Emphasis">Editar Métodos Existentes</text:span>:</text:p>
          <text:list>
            <text:list-item>
              <text:p text:style-name="P14">Ve a <text:span text:style-name="Strong_20_Emphasis">Sitio Web</text:span> &gt; <text:span text:style-name="Strong_20_Emphasis">Configuración</text:span> &gt; <text:span text:style-name="Strong_20_Emphasis">Métodos de Envío</text:span>.</text:p>
            </text:list-item>
            <text:list-item>
              <text:p text:style-name="P14">Modifica el método existente (<text:span text:style-name="Strong_20_Emphasis">Entrega Estándar</text:span>):</text:p>
              <text:list>
                <text:list-item>
                  <text:p text:style-name="P14">Renómbralo como <text:span text:style-name="Strong_20_Emphasis">Pedido en Tienda</text:span>.</text:p>
                </text:list-item>
              </text:list>
            </text:list-item>
            <text:list-item>
              <text:p text:style-name="P14">Guarda los cambios.</text:p>
            </text:list-item>
          </text:list>
        </text:list-item>
        <text:list-item>
          <text:p text:style-name="P14"><text:span text:style-name="Strong_20_Emphasis">Crear Nuevos Métodos de Envío</text:span>:</text:p>
          <text:list>
            <text:list-item>
              <text:p text:style-name="P14">Método 1: <text:span text:style-name="Strong_20_Emphasis">Envío en Madrid</text:span>:</text:p>
              <text:list>
                <text:list-item>
                  <text:p text:style-name="P14">Precio Fijo: 8.</text:p>
                </text:list-item>
                <text:list-item>
                  <text:p text:style-name="P14">Gratis para importes superiores a un monto definido.</text:p>
                </text:list-item>
                <text:list-item>
                  <text:p text:style-name="P14">Producto de Entrega: Usa el mismo nombre del método de envío.</text:p>
                </text:list-item>
                <text:list-item>
                  <text:p text:style-name="P14">Publica el método y guarda.</text:p>
                </text:list-item>
              </text:list>
            </text:list-item>
            <text:list-item>
              <text:p text:style-name="P14">Método 2: <text:span text:style-name="Strong_20_Emphasis">Fuera de Madrid</text:span>:</text:p>
              <text:list>
                <text:list-item>
                  <text:p text:style-name="P14">Precio Fijo: 16.</text:p>
                </text:list-item>
                <text:list-item>
                  <text:p text:style-name="P14">Producto de Entrega: Usa el mismo nombre del método de envío.</text:p>
                </text:list-item>
                <text:list-item>
                  <text:p text:style-name="P14">Publica el método y guarda.</text:p>
                </text:list-item>
              </text:list>
            </text:list-item>
          </text:list>
        </text:list-item>
        <text:list-item>
          <text:p text:style-name="P14"><text:soft-page-break/><text:span text:style-name="Strong_20_Emphasis">Verificar Publicación</text:span>:</text:p>
          <text:list>
            <text:list-item>
              <text:p text:style-name="P13">Asegúrate de que los métodos estén publicados. Si no, selecciónalos y publícalos.</text:p>
            </text:list-item>
          </text:list>
        </text:list-item>
      </text:list>
      <text:p text:style-name="Horizontal_20_Line"/>
      <text:h text:style-name="Heading_20_4" text:outline-level="4"><text:span text:style-name="Strong_20_Emphasis">8. Comprar con los Métodos de Envío Configurados</text:span>:</text:h>
      <text:list text:style-name="L8">
        <text:list-item>
          <text:p text:style-name="P16"><text:span text:style-name="Strong_20_Emphasis">Realizar la Compra</text:span>:</text:p>
          <text:list>
            <text:list-item>
              <text:p text:style-name="P16">Inicia sesión como cliente.</text:p>
            </text:list-item>
            <text:list-item>
              <text:p text:style-name="P16">Selecciona productos y finaliza la compra.</text:p>
            </text:list-item>
            <text:list-item>
              <text:p text:style-name="P16">Al llegar a la pantalla de entrega, selecciona uno de los métodos configurados.</text:p>
            </text:list-item>
            <text:list-item>
              <text:p text:style-name="P15">Confirma la compra y selecciona el método de pago.</text:p>
            </text:list-item>
          </text:list>
        </text:list-item>
      </text:list>
      <text:p text:style-name="Horizontal_20_Line"/>
      <text:h text:style-name="Heading_20_4" text:outline-level="4"><text:span text:style-name="Strong_20_Emphasis">9. Edición Avanzada del Sitio Web</text:span>:</text:h>
      <text:list text:style-name="L9">
        <text:list-item>
          <text:p text:style-name="P18"><text:span text:style-name="Strong_20_Emphasis">Acceder al Editor de Código</text:span>:</text:p>
          <text:list>
            <text:list-item>
              <text:p text:style-name="P18">Ve a <text:span text:style-name="Strong_20_Emphasis">Sitio Web</text:span> &gt; <text:span text:style-name="Strong_20_Emphasis">Editor HTML/CSS</text:span>.</text:p>
            </text:list-item>
            <text:list-item>
              <text:p text:style-name="P17">Realiza modificaciones avanzadas directamente en el código.</text:p>
            </text:list-item>
          </text:list>
        </text:list-item>
      </text:list>
      <text:p text:style-name="Horizontal_20_Line"/>
      <text:h text:style-name="Heading_20_3" text:outline-level="3"><text:span text:style-name="Strong_20_Emphasis">10. Configurar el Menú de Inicio</text:span>:</text:h>
      <text:list text:style-name="L10">
        <text:list-item>
          <text:p text:style-name="P20">Ve a <text:span text:style-name="Strong_20_Emphasis">Sitio Web</text:span> y accede a la configuración del menú principal.</text:p>
        </text:list-item>
        <text:list-item>
          <text:p text:style-name="P19">Personaliza el menú según tus necesidad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45:53.446098026</meta:creation-date>
    <dc:date>2024-12-09T10:46:40.296545839</dc:date>
    <meta:editing-duration>PT48S</meta:editing-duration>
    <meta:editing-cycles>1</meta:editing-cycles>
    <meta:document-statistic meta:table-count="0" meta:image-count="0" meta:object-count="0" meta:page-count="3" meta:paragraph-count="87" meta:word-count="596" meta:character-count="3372" meta:non-whitespace-character-count="2939"/>
    <meta:generator>LibreOffice/24.2.6.2$Linux_X86_64 LibreOffice_project/420$Build-2</meta:generator>
  </office:meta>
</office:document-meta>
</file>